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IDABA LUCHITOS S.R.L.</text:span></text:p>
      <text:p text:style-name="P3"><text:span text:style-name="T6">CANT. TOTAL DE CAJAS: 4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REQUIPA - SENATI</text:span></text:p>
      <text:p text:style-name="P6"/>
      <text:p text:style-name="P6">Recojo: <text:span text:style-name="T3">NANCY GLADYS YAURI YANCAY DE LIMACHE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45:1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